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0T14:55:00" calcext:value-type="date">
            <text:p>20/04/2020 14:55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0T14:55:00" calcext:value-type="date">
            <text:p>20/04/2020 14:55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9T23:00:00" calcext:value-type="date">
            <text:p>19/04/2020 23:0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048529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0T15:10:58.812295490</dc:date>
    <meta:editing-duration>P7DT20H53M38S</meta:editing-duration>
    <meta:editing-cycles>66</meta:editing-cycles>
    <meta:generator>LibreOffice/6.1.6.3$Linux_X86_64 LibreOffice_project/10$Build-3</meta:generator>
    <meta:document-statistic meta:table-count="8" meta:cell-count="4441" meta:object-count="0"/>
  </office:meta>
</office:document-meta>
</file>